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10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7.154cm" svg:height="12.511cm" svg:x="1.211cm" svg:y="1.62cm">
            <draw:object draw:notify-on-update-of-ranges="Hoja1.R11:Hoja1.R21 Hoja1.M22:Hoja1.Q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number-columns-repeated="6" table:default-cell-style-name="ce1"/>
        <table:table-row table:style-name="ro1" table:number-rows-repeated="9">
          <table:table-cell table:number-columns-repeated="12"/>
          <table:table-cell table:style-name="Default" table:number-columns-repeated="6"/>
        </table:table-row>
        <table:table-row table:style-name="ro1">
          <table:table-cell table:number-columns-repeated="12"/>
          <table:table-cell table:style-name="Default" office:value-type="string" calcext:value-type="string">
            <text:p>PRIMERA</text:p>
          </table:table-cell>
          <table:table-cell table:style-name="Default" office:value-type="string" calcext:value-type="string">
            <text:p>SEGUNDA</text:p>
          </table:table-cell>
          <table:table-cell table:style-name="Default" office:value-type="string" calcext:value-type="string">
            <text:p>TERCERA</text:p>
          </table:table-cell>
          <table:table-cell table:style-name="Default" office:value-type="string" calcext:value-type="string">
            <text:p>CUARTA</text:p>
          </table:table-cell>
          <table:table-cell table:style-name="Default" office:value-type="string" calcext:value-type="string">
            <text:p>QUINTA</text:p>
          </table:table-cell>
          <table:table-cell table:style-name="Default" office:value-type="string" calcext:value-type="string">
            <text:p>MEDIA</text:p>
          </table:table-cell>
        </table:table-row>
        <table:table-row table:style-name="ro1">
          <table:table-cell table:number-columns-repeated="12"/>
          <table:table-cell table:number-columns-repeated="5" office:value-type="float" office:value="0" calcext:value-type="float">
            <text:p>0,000</text:p>
          </table:table-cell>
          <table:table-cell table:formula="of:=([.M11]+[.N11]+[.O11]+[.P11]+[.Q11])/5" office:value-type="float" office:value="0" calcext:value-type="float">
            <text:p>0,000</text:p>
          </table:table-cell>
        </table:table-row>
        <table:table-row table:style-name="ro1">
          <table:table-cell table:number-columns-repeated="12"/>
          <table:table-cell office:value-type="float" office:value="1.543" calcext:value-type="float">
            <text:p>1,543</text:p>
          </table:table-cell>
          <table:table-cell office:value-type="float" office:value="1.585" calcext:value-type="float">
            <text:p>1,585</text:p>
          </table:table-cell>
          <table:table-cell office:value-type="float" office:value="1.577" calcext:value-type="float">
            <text:p>1,577</text:p>
          </table:table-cell>
          <table:table-cell office:value-type="float" office:value="1.591" calcext:value-type="float">
            <text:p>1,591</text:p>
          </table:table-cell>
          <table:table-cell office:value-type="float" office:value="1.574" calcext:value-type="float">
            <text:p>1,574</text:p>
          </table:table-cell>
          <table:table-cell table:formula="of:=([.M12]+[.N12]+[.O12]+[.P12]+[.Q12])/5" office:value-type="float" office:value="1.574" calcext:value-type="float">
            <text:p>1,574</text:p>
          </table:table-cell>
        </table:table-row>
        <table:table-row table:style-name="ro1">
          <table:table-cell table:number-columns-repeated="12"/>
          <table:table-cell office:value-type="float" office:value="3.064" calcext:value-type="float">
            <text:p>3,064</text:p>
          </table:table-cell>
          <table:table-cell office:value-type="float" office:value="3.169" calcext:value-type="float">
            <text:p>3,169</text:p>
          </table:table-cell>
          <table:table-cell office:value-type="float" office:value="3.152" calcext:value-type="float">
            <text:p>3,152</text:p>
          </table:table-cell>
          <table:table-cell office:value-type="float" office:value="3.124" calcext:value-type="float">
            <text:p>3,124</text:p>
          </table:table-cell>
          <table:table-cell office:value-type="float" office:value="3.148" calcext:value-type="float">
            <text:p>3,148</text:p>
          </table:table-cell>
          <table:table-cell table:formula="of:=([.M13]+[.N13]+[.O13]+[.P13]+[.Q13])/5" office:value-type="float" office:value="3.1314" calcext:value-type="float">
            <text:p>3,131</text:p>
          </table:table-cell>
        </table:table-row>
        <table:table-row table:style-name="ro1">
          <table:table-cell table:number-columns-repeated="12"/>
          <table:table-cell office:value-type="float" office:value="4.587" calcext:value-type="float">
            <text:p>4,587</text:p>
          </table:table-cell>
          <table:table-cell office:value-type="float" office:value="4.768" calcext:value-type="float">
            <text:p>4,768</text:p>
          </table:table-cell>
          <table:table-cell office:value-type="float" office:value="4.726" calcext:value-type="float">
            <text:p>4,726</text:p>
          </table:table-cell>
          <table:table-cell office:value-type="float" office:value="4.626" calcext:value-type="float">
            <text:p>4,626</text:p>
          </table:table-cell>
          <table:table-cell office:value-type="float" office:value="4.723" calcext:value-type="float">
            <text:p>4,723</text:p>
          </table:table-cell>
          <table:table-cell table:formula="of:=([.M14]+[.N14]+[.O14]+[.P14]+[.Q14])/5" office:value-type="float" office:value="4.686" calcext:value-type="float">
            <text:p>4,686</text:p>
          </table:table-cell>
        </table:table-row>
        <table:table-row table:style-name="ro1">
          <table:table-cell table:number-columns-repeated="12"/>
          <table:table-cell office:value-type="float" office:value="6.117" calcext:value-type="float">
            <text:p>6,117</text:p>
          </table:table-cell>
          <table:table-cell office:value-type="float" office:value="6.336" calcext:value-type="float">
            <text:p>6,336</text:p>
          </table:table-cell>
          <table:table-cell office:value-type="float" office:value="6.302" calcext:value-type="float">
            <text:p>6,302</text:p>
          </table:table-cell>
          <table:table-cell office:value-type="float" office:value="6.267" calcext:value-type="float">
            <text:p>6,267</text:p>
          </table:table-cell>
          <table:table-cell office:value-type="float" office:value="6.297" calcext:value-type="float">
            <text:p>6,297</text:p>
          </table:table-cell>
          <table:table-cell table:formula="of:=([.M15]+[.N15]+[.O15]+[.P15]+[.Q15])/5" office:value-type="float" office:value="6.2638" calcext:value-type="float">
            <text:p>6,264</text:p>
          </table:table-cell>
        </table:table-row>
        <table:table-row table:style-name="ro1">
          <table:table-cell table:number-columns-repeated="12"/>
          <table:table-cell office:value-type="float" office:value="7.611" calcext:value-type="float">
            <text:p>7,611</text:p>
          </table:table-cell>
          <table:table-cell office:value-type="float" office:value="7.928" calcext:value-type="float">
            <text:p>7,928</text:p>
          </table:table-cell>
          <table:table-cell office:value-type="float" office:value="7.869" calcext:value-type="float">
            <text:p>7,869</text:p>
          </table:table-cell>
          <table:table-cell office:value-type="float" office:value="7.764" calcext:value-type="float">
            <text:p>7,764</text:p>
          </table:table-cell>
          <table:table-cell office:value-type="float" office:value="7.876" calcext:value-type="float">
            <text:p>7,876</text:p>
          </table:table-cell>
          <table:table-cell table:formula="of:=([.M16]+[.N16]+[.O16]+[.P16]+[.Q16])/5" office:value-type="float" office:value="7.8096" calcext:value-type="float">
            <text:p>7,810</text:p>
          </table:table-cell>
        </table:table-row>
        <table:table-row table:style-name="ro1">
          <table:table-cell table:number-columns-repeated="12"/>
          <table:table-cell office:value-type="float" office:value="9.165" calcext:value-type="float">
            <text:p>9,165</text:p>
          </table:table-cell>
          <table:table-cell office:value-type="float" office:value="9.51" calcext:value-type="float">
            <text:p>9,510</text:p>
          </table:table-cell>
          <table:table-cell office:value-type="float" office:value="9.442" calcext:value-type="float">
            <text:p>9,442</text:p>
          </table:table-cell>
          <table:table-cell office:value-type="float" office:value="9.201" calcext:value-type="float">
            <text:p>9,201</text:p>
          </table:table-cell>
          <table:table-cell office:value-type="float" office:value="9.448" calcext:value-type="float">
            <text:p>9,448</text:p>
          </table:table-cell>
          <table:table-cell table:formula="of:=([.M17]+[.N17]+[.O17]+[.P17]+[.Q17])/5" office:value-type="float" office:value="9.3532" calcext:value-type="float">
            <text:p>9,353</text:p>
          </table:table-cell>
        </table:table-row>
        <table:table-row table:style-name="ro1">
          <table:table-cell table:number-columns-repeated="12"/>
          <table:table-cell office:value-type="float" office:value="10.663" calcext:value-type="float">
            <text:p>10,663</text:p>
          </table:table-cell>
          <table:table-cell office:value-type="float" office:value="11.106" calcext:value-type="float">
            <text:p>11,106</text:p>
          </table:table-cell>
          <table:table-cell office:value-type="float" office:value="11.04" calcext:value-type="float">
            <text:p>11,040</text:p>
          </table:table-cell>
          <table:table-cell office:value-type="float" office:value="10.725" calcext:value-type="float">
            <text:p>10,725</text:p>
          </table:table-cell>
          <table:table-cell office:value-type="float" office:value="11.025" calcext:value-type="float">
            <text:p>11,025</text:p>
          </table:table-cell>
          <table:table-cell table:formula="of:=([.M18]+[.N18]+[.O18]+[.P18]+[.Q18])/5" office:value-type="float" office:value="10.9118" calcext:value-type="float">
            <text:p>10,912</text:p>
          </table:table-cell>
        </table:table-row>
        <table:table-row table:style-name="ro1">
          <table:table-cell table:number-columns-repeated="12"/>
          <table:table-cell office:value-type="float" office:value="12.226" calcext:value-type="float">
            <text:p>12,226</text:p>
          </table:table-cell>
          <table:table-cell office:value-type="float" office:value="12.672" calcext:value-type="float">
            <text:p>12,672</text:p>
          </table:table-cell>
          <table:table-cell office:value-type="float" office:value="12.609" calcext:value-type="float">
            <text:p>12,609</text:p>
          </table:table-cell>
          <table:table-cell office:value-type="float" office:value="12.265" calcext:value-type="float">
            <text:p>12,265</text:p>
          </table:table-cell>
          <table:table-cell office:value-type="float" office:value="12.605" calcext:value-type="float">
            <text:p>12,605</text:p>
          </table:table-cell>
          <table:table-cell table:formula="of:=([.M19]+[.N19]+[.O19]+[.P19]+[.Q19])/5" office:value-type="float" office:value="12.4754" calcext:value-type="float">
            <text:p>12,475</text:p>
          </table:table-cell>
        </table:table-row>
        <table:table-row table:style-name="ro1">
          <table:table-cell table:number-columns-repeated="12"/>
          <table:table-cell office:value-type="float" office:value="13.787" calcext:value-type="float">
            <text:p>13,787</text:p>
          </table:table-cell>
          <table:table-cell office:value-type="float" office:value="14.264" calcext:value-type="float">
            <text:p>14,264</text:p>
          </table:table-cell>
          <table:table-cell office:value-type="float" office:value="14.17" calcext:value-type="float">
            <text:p>14,170</text:p>
          </table:table-cell>
          <table:table-cell office:value-type="float" office:value="13.794" calcext:value-type="float">
            <text:p>13,794</text:p>
          </table:table-cell>
          <table:table-cell office:value-type="float" office:value="14.179" calcext:value-type="float">
            <text:p>14,179</text:p>
          </table:table-cell>
          <table:table-cell table:formula="of:=([.M20]+[.N20]+[.O20]+[.P20]+[.Q20])/5" office:value-type="float" office:value="14.0388" calcext:value-type="float">
            <text:p>14,039</text:p>
          </table:table-cell>
        </table:table-row>
        <table:table-row table:style-name="ro1">
          <table:table-cell table:number-columns-repeated="12"/>
          <table:table-cell office:value-type="float" office:value="15.319" calcext:value-type="float">
            <text:p>15,319</text:p>
          </table:table-cell>
          <table:table-cell office:value-type="float" office:value="15.808" calcext:value-type="float">
            <text:p>15,808</text:p>
          </table:table-cell>
          <table:table-cell office:value-type="float" office:value="15.758" calcext:value-type="float">
            <text:p>15,758</text:p>
          </table:table-cell>
          <table:table-cell office:value-type="float" office:value="15.326" calcext:value-type="float">
            <text:p>15,326</text:p>
          </table:table-cell>
          <table:table-cell office:value-type="float" office:value="15.858" calcext:value-type="float">
            <text:p>15,858</text:p>
          </table:table-cell>
          <table:table-cell table:formula="of:=([.M21]+[.N21]+[.O21]+[.P21]+[.Q21])/5" office:value-type="float" office:value="15.6138" calcext:value-type="float">
            <text:p>15,614</text:p>
          </table:table-cell>
        </table:table-row>
        <table:table-row table:style-name="ro1">
          <table:table-cell table:number-columns-repeated="12"/>
          <table:table-cell table:style-name="ce2" office:value-type="float" office:value="8.408191" calcext:value-type="float">
            <text:p>8,408191</text:p>
          </table:table-cell>
          <table:table-cell table:style-name="ce2" office:value-type="float" office:value="8.714434" calcext:value-type="float">
            <text:p>8,714434</text:p>
          </table:table-cell>
          <table:table-cell table:style-name="ce2" office:value-type="float" office:value="8.664571" calcext:value-type="float">
            <text:p>8,664571</text:p>
          </table:table-cell>
          <table:table-cell table:style-name="ce2" office:value-type="float" office:value="8.468211" calcext:value-type="float">
            <text:p>8,468211</text:p>
          </table:table-cell>
          <table:table-cell table:style-name="ce2" office:value-type="float" office:value="8.673358" calcext:value-type="float">
            <text:p>8,673358</text:p>
          </table:table-cell>
          <table:table-cell table:style-name="ce2" table:formula="of:=([.M22]+[.N22]+[.O22]+[.P22]+[.Q22])/5" office:value-type="float" office:value="8.585753" calcext:value-type="float">
            <text:p>8,585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 number:title="Definido por el usuario">
      <number:number number:decimal-places="7" loext:min-decimal-places="7" number:min-integer-digits="1" number:grouping="true"/>
    </number:number-style>
    <number:number-style style:name="N105">
      <number:number number:decimal-places="6" loext:min-decimal-places="6" number:min-integer-digits="1"/>
    </number:number-style>
    <number:number-style style:name="N106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15:47:39.618553533</meta:creation-date>
    <dc:date>2022-03-16T16:44:24.736729413</dc:date>
    <meta:editing-duration>PT2M34S</meta:editing-duration>
    <meta:editing-cycles>2</meta:editing-cycles>
    <meta:generator>LibreOffice/6.4.7.2$Linux_X86_64 LibreOffice_project/40$Build-2</meta:generator>
    <meta:document-statistic meta:table-count="1" meta:cell-count="7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05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5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55cm" svg:height="12.512cm" xlink:href=".." xlink:type="simple" chart:class="chart:line" chart:style-name="ch1">
        <chart:title svg:x="7.25cm" svg:y="0.386cm" chart:style-name="ch2">
          <text:p>Media T.Exe</text:p>
        </chart:title>
        <chart:legend chart:legend-position="end" svg:x="14.594cm" svg:y="5.708cm" style:legend-expansion="high" chart:style-name="ch3"/>
        <chart:plot-area chart:style-name="ch4" table:cell-range-address="Hoja1.R11:Hoja1.R21 Hoja1.M22:Hoja1.Q22" chart:data-source-has-labels="row" svg:x="-0.108cm" svg:y="1.414cm" svg:width="16.879cm" svg:height="10.39cm">
          <chartooo:coordinate-region svg:x="1.731cm" svg:y="1.613cm" svg:width="14.853cm" svg:height="9.54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R11:Hoja1.R21" loext:label-string="tiempos" chart:class="chart:line">
            <chart:data-point chart:repeated="11"/>
          </chart:series>
          <chart:series chart:style-name="ch9" chart:values-cell-range-address="Hoja1.M22:Hoja1.Q22" loext:label-string="media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s</text:p>
              </table:table-cell>
              <table:table-cell office:value-type="string">
                <text:p>medi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R11:Hoja1.R21</svg:desc>
                </draw:g>
              </table:table-cell>
              <table:table-cell office:value-type="float" office:value="8.408191">
                <text:p>8.408191</text:p>
                <draw:g>
                  <svg:desc>Hoja1.M22:Hoja1.Q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4">
                <text:p>1.574</text:p>
              </table:table-cell>
              <table:table-cell office:value-type="float" office:value="8.714434">
                <text:p>8.714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314">
                <text:p>3.1314</text:p>
              </table:table-cell>
              <table:table-cell office:value-type="float" office:value="8.664571">
                <text:p>8.664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86">
                <text:p>4.686</text:p>
              </table:table-cell>
              <table:table-cell office:value-type="float" office:value="8.468211">
                <text:p>8.468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2638">
                <text:p>6.2638</text:p>
              </table:table-cell>
              <table:table-cell office:value-type="float" office:value="8.673358">
                <text:p>8.673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096">
                <text:p>7.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3532">
                <text:p>9.3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9118">
                <text:p>10.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4754">
                <text:p>12.4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0388">
                <text:p>14.0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6138">
                <text:p>15.613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